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m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you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She wanted to find out, and, for some reason, walking up to you didn’t feel so daunting anymore. <text:span text:style-name="T1">Still, you should be in class at this hour. How irresponsible.</text:span></text:p>
      <text:p text:style-name="Normal">By the looks of it you’ve had the bus stop all to yourself: you had your backpack by your side, an open book in your hands, and a dreamy look in your eyes. Whatever you were reading, whichever world you were in, you were lost in i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style-name="Normal"/>
      <text:p text:style-name="Normal"/>
      <text:p text:style-name="Normal"/>
      <text:p text:style-name="Normal"/>
      <text:p text:style-name="Normal">“Do you remember how we first met? It was here, wasn’t it?”</text:p>
      <text:p text:style-name="Normal">「今死んだら後悔しか残ってないさぁ。」</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